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7cm" fo:min-width="1.865cm"/>
      <style:paragraph-properties style:writing-mode="lr-tb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1.35cm" fo:min-width="1.15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955cm" fo:min-width="1.865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319cm" fo:min-width="0.111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319cm" fo:min-width="0.111cm"/>
      <style:paragraph-properties style:writing-mode="lr-tb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0.205cm" fo:min-width="0cm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1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4.15cm" fo:min-width="6.778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cm" fo:min-width="0.35cm"/>
    </style:style>
    <style:style style:name="gr12" style:family="graphic" style:parent-style-name="standard">
      <style:graphic-properties draw:fill-color="#e8f2a1" draw:textarea-horizontal-align="justify" draw:textarea-vertical-align="middle" draw:auto-grow-height="false" fo:min-height="0.55cm" fo:min-width="0.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e8f2a1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1cm" svg:height="2.941cm" svg:x="4.3cm" svg:y="6.759cm">
          <text:p text:style-name="P1"><text:line-break/>1<text:line-break/>Piano</text:p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2" draw:id="id2" draw:layer="layout" svg:width="3.3cm" svg:height="3.2cm" svg:x="12.2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" draw:id="id5" draw:layer="layout" svg:width="3.1cm" svg:height="2.94cm" svg:x="20.8cm" svg:y="7.7cm">
          <text:p text:style-name="P1">A1</text:p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0.8cm" svg:height="0.758cm" svg:x="20.6cm" svg:y="1cm"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0.8cm" svg:height="0.758cm" svg:x="20.6cm" svg:y="2.3cm"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cm" svg:height="0.909cm" svg:x="20.5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" draw:id="id6" draw:layer="layout" svg:width="3.1cm" svg:height="2.94cm" svg:x="20.9cm" svg:y="13.9cm">
          <text:p text:style-name="P1">A2</text:p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5" draw:layer="layout" svg:width="3.9cm" svg:height="0.962cm" svg:x="21.9cm" svg:y="1cm">
          <draw:text-box>
            <text:p>Auditeurs</text:p>
          </draw:text-box>
        </draw:frame>
        <draw:frame draw:style-name="gr7" draw:text-style-name="P5" draw:layer="layout" svg:width="3.9cm" svg:height="0.962cm" svg:x="21.9cm" svg:y="2.1cm">
          <draw:text-box>
            <text:p>Musiciens</text:p>
          </draw:text-box>
        </draw:frame>
        <draw:frame draw:style-name="gr8" draw:text-style-name="P5" draw:layer="layout" svg:width="6.1cm" svg:height="1.062cm" svg:x="22cm" svg:y="3.4cm">
          <draw:text-box>
            <text:p>Adresse multicast</text:p>
          </draw:text-box>
        </draw:frame>
        <draw:custom-shape draw:style-name="gr1" draw:text-style-name="P1" xml:id="id3" draw:id="id3" draw:layer="layout" svg:width="3.1cm" svg:height="2.941cm" svg:x="4.2cm" svg:y="10.784cm">
          <text:p text:style-name="P1"><text:line-break/>2<text:line-break/>Trumpet</text:p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4" draw:id="id4" draw:layer="layout" svg:width="3.1cm" svg:height="2.941cm" svg:x="4.2cm" svg:y="15.159cm">
          <text:p text:style-name="P1"><text:line-break/>3<text:line-break/>Flute</text:p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6" draw:layer="layout" draw:type="curve" svg:x1="6.665cm" svg:y1="8.597cm" svg:x2="12.2cm" svg:y2="12.3cm" draw:start-shape="id1" draw:start-glue-point="8" draw:end-shape="id2" draw:end-glue-point="5" svg:d="M6665 8597c4702 0 1935 3703 5535 3703" svg:viewBox="0 0 5536 3704">
          <text:p/>
        </draw:connector>
        <draw:connector draw:style-name="gr9" draw:text-style-name="P6" draw:layer="layout" draw:type="curve" svg:x1="6.565cm" svg:y1="12.622cm" svg:x2="12.2cm" svg:y2="12.3cm" draw:start-shape="id3" draw:start-glue-point="8" draw:end-shape="id2" draw:end-glue-point="5" svg:d="M6565 12622c4777 0 1960-322 5635-322" svg:viewBox="0 0 5636 323">
          <text:p/>
        </draw:connector>
        <draw:connector draw:style-name="gr9" draw:text-style-name="P6" draw:layer="layout" draw:type="curve" svg:x1="6.565cm" svg:y1="16.997cm" svg:x2="12.2cm" svg:y2="12.3cm" draw:start-shape="id4" draw:start-glue-point="8" draw:end-shape="id2" draw:end-glue-point="5" svg:d="M6565 16997c4777 0 1960-4697 5635-4697" svg:viewBox="0 0 5636 4698">
          <text:p/>
        </draw:connector>
        <draw:connector draw:style-name="gr9" draw:text-style-name="P6" draw:layer="layout" draw:type="curve" svg:x1="15.5cm" svg:y1="12.3cm" svg:x2="20.8cm" svg:y2="9.538cm" draw:start-shape="id2" draw:start-glue-point="7" draw:end-shape="id5" draw:end-glue-point="6" svg:d="M15500 12300c3976 0 1327-2762 5300-2762" svg:viewBox="0 0 5301 2763">
          <text:p/>
        </draw:connector>
        <draw:connector draw:style-name="gr9" draw:text-style-name="P6" draw:layer="layout" draw:type="curve" draw:line-skew="-2.651cm" svg:x1="15.5cm" svg:y1="12.3cm" svg:x2="20.8cm" svg:y2="9.538cm" draw:start-shape="id2" draw:start-glue-point="7" draw:end-shape="id5" draw:end-glue-point="6" svg:d="M15500 12300c0 0-2650-2762 5300-2762" svg:viewBox="0 0 5725 2763">
          <text:p/>
        </draw:connector>
        <draw:custom-shape draw:style-name="gr10" draw:text-style-name="P7" draw:layer="layout" svg:width="7.278cm" svg:height="4.4cm" svg:x="9.622cm" svg:y="1.8cm">
          <text:p text:style-name="P1">UUID : 1<text:line-break/>Sound : ti-ta-ti<text:line-break/>timestamp : 2020-06-26</text:p>
          <text:p text:style-name="P1">T05:39:03.211Z 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cm" svg:height="1.2cm" svg:x="8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curve" svg:x1="15.5cm" svg:y1="12.3cm" svg:x2="21.982cm" svg:y2="10.64cm" draw:start-shape="id2" draw:start-glue-point="7" draw:end-shape="id5" draw:end-glue-point="7" svg:d="M15500 12300c4322 0 6482-553 6482-1660" svg:viewBox="0 0 6483 1661">
          <text:p/>
        </draw:connector>
        <draw:connector draw:style-name="gr9" draw:text-style-name="P6" draw:layer="layout" draw:type="curve" svg:x1="15.5cm" svg:y1="12.3cm" svg:x2="20.9cm" svg:y2="15.738cm" draw:start-shape="id2" draw:start-glue-point="7" draw:end-shape="id6" draw:end-glue-point="6" svg:d="M15500 12300c4051 0 1352 3438 5400 3438" svg:viewBox="0 0 5401 3439">
          <text:p/>
        </draw:connector>
        <draw:connector draw:style-name="gr9" draw:text-style-name="P6" draw:layer="layout" draw:type="curve" draw:line-skew="-1.901cm" svg:x1="15.5cm" svg:y1="12.3cm" svg:x2="20.9cm" svg:y2="15.738cm" draw:start-shape="id2" draw:start-glue-point="7" draw:end-shape="id6" draw:end-glue-point="6" svg:d="M15500 12300c1200 0-1500 3438 5400 3438" svg:viewBox="0 0 5401 3439">
          <text:p/>
        </draw:connector>
        <draw:line draw:style-name="gr9" draw:text-style-name="P6" draw:layer="layout" svg:x1="10cm" svg:y1="9.2cm" svg:x2="12.2cm" svg:y2="6.2cm">
          <text:p/>
        </draw:line>
        <draw:custom-shape draw:style-name="gr11" draw:text-style-name="P8" draw:layer="layout" svg:width="1.2cm" svg:height="1.2cm" svg:x="16.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6.3cm" svg:y1="9.5cm" svg:x2="14.5cm" svg:y2="6.2cm">
          <text:p/>
        </draw:line>
        <draw:connector draw:style-name="gr9" draw:text-style-name="P6" draw:layer="layout" draw:type="curve" draw:line-skew="-3.013cm" svg:x1="15.5cm" svg:y1="12.3cm" svg:x2="22.082cm" svg:y2="16.84cm" draw:start-shape="id2" draw:start-glue-point="7" draw:end-shape="id6" draw:end-glue-point="7" svg:d="M15500 12300c-468 0-391 2521 1372 3844s5210 1447 5210 696" svg:viewBox="0 0 6827 5001">
          <text:p/>
        </draw:connector>
        <draw:custom-shape draw:style-name="gr12" draw:text-style-name="P7" draw:layer="layout" svg:width="0.9cm" svg:height="0.8cm" svg:x="20.6cm" svg:y="4.7cm">
          <text:p text:style-name="P1"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1cm" svg:height="0.962cm" svg:x="22.1cm" svg:y="4.588cm">
          <draw:text-box>
            <text:p>Trame UD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11:49:34.741589126</meta:creation-date>
    <dc:date>2020-06-26T12:24:48.148437083</dc:date>
    <meta:editing-duration>PT13M19S</meta:editing-duration>
    <meta:editing-cycles>7</meta:editing-cycles>
    <meta:generator>LibreOffice/6.4.3.2$Linux_X86_64 LibreOffice_project/40$Build-2</meta:generator>
    <meta:document-statistic meta:object-count="28"/>
  </office:meta>
</office:document-meta>
</file>